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Black" svg:font-family="'Noto Sans CJK SC Black'" style:font-adornments="Blac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461900" draw:marker-start="" draw:marker-start-width="0.382cm" draw:marker-start-center="false" draw:marker-end="" draw:marker-end-width="0.382cm" draw:marker-end-center="false" draw:stroke-linejoin="miter" draw:fill="solid" draw:fill-color="#996600" draw:textarea-horizontal-align="center" draw:textarea-vertical-align="middle" draw:auto-grow-height="false" draw:fit-to-size="false" fo:min-height="6.946cm" fo:min-width="7.652cm" fo:padding-top="0.157cm" fo:padding-bottom="0.157cm" fo:padding-left="0.277cm" fo:padding-right="0.277cm" fo:wrap-option="wrap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Noto Sans CJK SC Black" fo:font-weight="bold" style:font-weight-asian="bold" style:font-weight-complex="bold"/>
    </style:style>
    <style:style style:name="P2" style:family="paragraph">
      <loext:graphic-properties draw:fill="solid" draw:fill-color="#9966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Noto Sans CJK SC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Noto Sans CJK SC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.152cm" svg:height="7.205cm" draw:transform="rotate (1.5707963267949) translate (6.222cm 20.273cm)">
          <text:p text:style-name="P1"><text:span text:style-name="T1">BEGINNER</text:span></text:p>
          <draw:enhanced-geometry svg:viewBox="0 0 21600 21600" draw:mirror-horizontal="false" draw:mirror-vertical="false" draw:text-path="true" draw:text-path-mode="shape" draw:text-path-scale="path" draw:text-path-same-letter-heights="true" draw:text-areas="0 0 21600 21600" draw:type="fontwork-stop" draw:modifiers="4897.90041991602" draw:enhanced-path="M 0 ?f0 L 7200 0 14400 0 21600 ?f0 N M 0 ?f1 L 7200 21600 14400 21600 21600 ?f1 N">
            <draw:equation draw:name="f0" draw:formula="$0 "/>
            <draw:equation draw:name="f1" draw:formula="21600-$0 "/>
            <draw:handle draw:handle-position="left $0" draw:handle-range-y-minimum="308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Black" svg:font-family="'Noto Sans CJK SC Black'" style:font-adornments="Blac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4T06:40:08.282345022</meta:creation-date>
    <dc:date>2016-09-04T09:38:07.162532704</dc:date>
    <meta:editing-duration>PT2H47M48S</meta:editing-duration>
    <meta:editing-cycles>1</meta:editing-cycles>
    <meta:document-statistic meta:object-count="1"/>
    <meta:generator>LibreOffice/5.1.4.2$Linux_X86_64 LibreOffice_project/10m0$Build-2</meta:generator>
  </office:meta>
</office:document-meta>
</file>